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246" officeooo:paragraph-rsid="00054246"/>
    </style:style>
    <style:style style:name="P2" style:family="paragraph" style:parent-style-name="Standard">
      <style:text-properties officeooo:rsid="0005b4f4" officeooo:paragraph-rsid="0005b4f4"/>
    </style:style>
    <style:style style:name="P3" style:family="paragraph" style:parent-style-name="Standard">
      <style:text-properties officeooo:rsid="00072b37" officeooo:paragraph-rsid="00072b37"/>
    </style:style>
    <style:style style:name="P4" style:family="paragraph" style:parent-style-name="Standard">
      <style:text-properties officeooo:rsid="0008aca6" officeooo:paragraph-rsid="0008aca6"/>
    </style:style>
    <style:style style:name="P5" style:family="paragraph" style:parent-style-name="Standard">
      <style:text-properties officeooo:rsid="00093345" officeooo:paragraph-rsid="00093345"/>
    </style:style>
    <style:style style:name="P6" style:family="paragraph" style:parent-style-name="Preformatted_20_Text">
      <style:paragraph-properties fo:break-before="page"/>
      <style:text-properties officeooo:rsid="00054246" officeooo:paragraph-rsid="00054246"/>
    </style:style>
    <style:style style:name="P7" style:family="paragraph" style:parent-style-name="Preformatted_20_Text">
      <style:paragraph-properties fo:text-align="start" style:justify-single-word="false" fo:orphans="2" fo:widows="2" fo:text-indent="0in" style:auto-text-indent="false"/>
      <style:text-properties officeooo:rsid="00054246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rsid="00054246"/>
    </style:style>
    <style:style style:name="P9" style:family="paragraph" style:parent-style-name="Preformatted_20_Text">
      <style:paragraph-properties fo:margin-top="0in" fo:margin-bottom="0.1965in" style:contextual-spacing="false" fo:text-align="start" style:justify-single-word="false" fo:orphans="2" fo:widows="2" fo:text-indent="0in" style:auto-text-indent="false"/>
      <style:text-properties officeooo:rsid="00054246"/>
    </style:style>
    <style:style style:name="T1" style:family="text">
      <style:text-properties officeooo:rsid="0005b4f4"/>
    </style:style>
    <style:style style:name="T2" style:family="text">
      <style:text-properties fo:font-variant="normal" fo:text-transform="none" fo:color="#9334e6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001d35" loext:opacity="100%" fo:font-size="10.5pt" fo:letter-spacing="normal" fo:font-style="normal" fo:font-weight="normal"/>
    </style:style>
    <style:style style:name="T4" style:family="text">
      <style:text-properties fo:font-variant="normal" fo:text-transform="none" fo:color="#001d35" loext:opacity="100%" fo:letter-spacing="normal"/>
    </style:style>
    <style:style style:name="T5" style:family="text">
      <style:text-properties fo:font-variant="normal" fo:text-transform="none" fo:color="#80868b" loext:opacity="100%" fo:font-size="10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eter types:</text:p>
      <text:p text:style-name="P1">string</text:p>
      <text:p text:style-name="P1">bool</text:p>
      <text:p text:style-name="P1">int </text:p>
      <text:p text:style-name="P1">float</text:p>
      <text:p text:style-name="P1">string[]</text:p>
      <text:p text:style-name="P1">JSON</text:p>
      <text:p text:style-name="P1"/>
      <text:p text:style-name="P2">Assigning a concrete value to a parameter:</text:p>
      <text:p text:style-name="P1">Simple <text:span text:style-name="T1">parameter</text:span>:</text:p>
      <text:p text:style-name="P1"><text:tab/>User can enter a string value that is tested for correct type and against simple attribute tests. Bool is a checkbox.</text:p>
      <text:p text:style-name="P1"/>
      <text:p text:style-name="P1">Assignable <text:span text:style-name="T1">parameter:</text:span></text:p>
      <text:p text:style-name="P1"><text:tab/>User is allowed to enter a string value that is tested for correct type or a dropdown with any valid variable that can be assigned to that parameter. Attribute tests are applied once the variabl;e assignment is r<text:span text:style-name="T1">e</text:span>solved. <text:span text:style-name="T1">Bool prompt is a combobox with ‘True’ and ‘False’ as first selections.</text:span></text:p>
      <text:p text:style-name="P1"/>
      <text:p text:style-name="P1"/>
      <text:p text:style-name="P1"/>
      <text:p text:style-name="P2">Selecting variables that will receive results or be used by commands as counters:</text:p>
      <text:p text:style-name="P2"/>
      <text:p text:style-name="P3">types </text:p>
      <text:p text:style-name="P3"/>
      <text:p text:style-name="P4">use cases</text:p>
      <text:p text:style-name="P4">for commands</text:p>
      <text:p text:style-name="P4"><text:s/>starting, ending values can be int or int-variable</text:p>
      <text:p text:style-name="P4">incremeting value must be a variable this variable can only ne changed by the method where it is used</text:p>
      <text:p text:style-name="P2"/>
      <text:p text:style-name="P1"/>
      <text:p text:style-name="P2"/>
      <text:p text:style-name="P5">For</text:p>
      <text:p text:style-name="P5"><text:s/>star5t and end and increment can be int <text:s/>or int-variable</text:p>
      <text:p text:style-name="P5"><text:s/>increment must be a var,that can only be chnaged by the commands</text:p>
      <text:p text:style-name="P5"/>
      <text:p text:style-name="P5">(do) while loop</text:p>
      <text:p text:style-name="P5"><text:s text:c="2"/>must be a bool variable, or t/F, or py expression</text:p>
      <text:p text:style-name="P5"/>
      <text:p text:style-name="P5">foreach</text:p>
      <text:p text:style-name="P5"><text:s text:c="2"/>collection is json literal, a json variables</text:p>
      <text:p text:style-name="P5"><text:s text:c="2"/>loop target is a json-var</text:p>
      <text:p text:style-name="P5"/>
      <text:p text:style-name="P5">if then else</text:p>
      <text:p text:style-name="P5"><text:s text:c="2"/>each cvlause must be a bool var or <text:s/>a py expression</text:p>
      <text:p text:style-name="P5"/>
      <text:p text:style-name="P5">set variables <text:s/></text:p>
      <text:p text:style-name="P5"><text:s text:c="2"/>set to same type of variable or py expression</text:p>
      <text:p text:style-name="P5"/>
      <text:p text:style-name="P5">Block</text:p>
      <text:p text:style-name="P5"><text:soft-page-break/><text:s text:c="2"/>special async variable</text:p>
      <text:p text:style-name="P5"><text:s/></text:p>
      <text:p text:style-name="P6"><text:span text:style-name="Source_20_Text"><text:span text:style-name="T2">using</text:span></text:span><text:span text:style-name="Source_20_Text"><text:span text:style-name="T3"> System.Text.Json;</text:span></text:span></text:p>
      <text:p text:style-name="P7"/>
      <text:p text:style-name="P8"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2">static</text:span></text:span><text:span text:style-name="Source_20_Text"><text:span text:style-name="T3"> </text:span></text:span><text:span text:style-name="Source_20_Text"><text:span text:style-name="T2">class</text:span></text:span><text:span text:style-name="Source_20_Text"><text:span text:style-name="T3"> StringExtensions</text:span></text:span></text:p>
      <text:p text:style-name="P7"><text:span text:style-name="Source_20_Text"><text:span text:style-name="T3">{</text:span></text:span></text:p>
      <text:p text:style-name="P8"><text:span text:style-name="Source_20_Text"><text:span text:style-name="T4"><text:s text:c="4"/></text:span></text:span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2">static</text:span></text:span><text:span text:style-name="Source_20_Text"><text:span text:style-name="T3"> </text:span></text:span><text:span text:style-name="Source_20_Text"><text:span text:style-name="T2">bool</text:span></text:span><text:span text:style-name="Source_20_Text"><text:span text:style-name="T3"> IsJson(</text:span></text:span><text:span text:style-name="Source_20_Text"><text:span text:style-name="T2">this</text:span></text:span><text:span text:style-name="Source_20_Text"><text:span text:style-name="T3"> </text:span></text:span><text:span text:style-name="Source_20_Text"><text:span text:style-name="T2">string</text:span></text:span><text:span text:style-name="Source_20_Text"><text:span text:style-name="T3"> source)</text:span></text:span></text:p>
      <text:p text:style-name="P7"><text:span text:style-name="Source_20_Text"><text:span text:style-name="T4"><text:s text:c="4"/></text:span></text:span><text:span text:style-name="Source_20_Text"><text:span text:style-name="T3">{</text:span></text:span></text:p>
      <text:p text:style-name="P8"><text:span text:style-name="Source_20_Text"><text:span text:style-name="T4"><text:s text:c="8"/></text:span></text:span><text:span text:style-name="Source_20_Text"><text:span text:style-name="T2">if</text:span></text:span><text:span text:style-name="Source_20_Text"><text:span text:style-name="T3"> (source == </text:span></text:span><text:span text:style-name="Source_20_Text"><text:span text:style-name="T2">null</text:span></text:span><text:span text:style-name="Source_20_Text"><text:span text:style-name="T3">) 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2">false</text:span></text:span><text:span text:style-name="Source_20_Text"><text:span text:style-name="T3">;</text:span></text:span></text:p>
      <text:p text:style-name="P8"><text:span text:style-name="Source_20_Text"><text:span text:style-name="T4"><text:s text:c="8"/></text:span></text:span><text:span text:style-name="Source_20_Text"><text:span text:style-name="T2">try</text:span></text:span></text:p>
      <text:p text:style-name="P7"><text:span text:style-name="Source_20_Text"><text:span text:style-name="T4"><text:s text:c="8"/></text:span></text:span><text:span text:style-name="Source_20_Text"><text:span text:style-name="T3">{</text:span></text:span></text:p>
      <text:p text:style-name="P8"><text:span text:style-name="Source_20_Text"><text:span text:style-name="T4"><text:s text:c="12"/></text:span></text:span><text:span text:style-name="Source_20_Text"><text:span text:style-name="T2">using</text:span></text:span><text:span text:style-name="Source_20_Text"><text:span text:style-name="T3"> (JsonDocument doc = JsonDocument.Parse(source))</text:span></text:span></text:p>
      <text:p text:style-name="P7"><text:span text:style-name="Source_20_Text"><text:span text:style-name="T4"><text:s text:c="12"/></text:span></text:span><text:span text:style-name="Source_20_Text"><text:span text:style-name="T3">{</text:span></text:span></text:p>
      <text:p text:style-name="P8"><text:span text:style-name="Source_20_Text"><text:span text:style-name="T4"><text:s text:c="16"/></text:span></text:span><text:span text:style-name="Source_20_Text"><text:span text:style-name="T5">// dispose any created doc</text:span></text:span></text:p>
      <text:p text:style-name="P7"><text:span text:style-name="Source_20_Text"><text:span text:style-name="T4"><text:s text:c="12"/></text:span></text:span><text:span text:style-name="Source_20_Text"><text:span text:style-name="T3">}</text:span></text:span></text:p>
      <text:p text:style-name="P8"><text:span text:style-name="Source_20_Text"><text:span text:style-name="T4"><text:s text:c="12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2">true</text:span></text:span><text:span text:style-name="Source_20_Text"><text:span text:style-name="T3">;</text:span></text:span></text:p>
      <text:p text:style-name="P7"><text:span text:style-name="Source_20_Text"><text:span text:style-name="T4"><text:s text:c="8"/></text:span></text:span><text:span text:style-name="Source_20_Text"><text:span text:style-name="T3">}</text:span></text:span></text:p>
      <text:p text:style-name="P8"><text:span text:style-name="Source_20_Text"><text:span text:style-name="T4"><text:s text:c="8"/></text:span></text:span><text:span text:style-name="Source_20_Text"><text:span text:style-name="T2">catch</text:span></text:span><text:span text:style-name="Source_20_Text"><text:span text:style-name="T3"> (JsonException)</text:span></text:span></text:p>
      <text:p text:style-name="P7"><text:span text:style-name="Source_20_Text"><text:span text:style-name="T4"><text:s text:c="8"/></text:span></text:span><text:span text:style-name="Source_20_Text"><text:span text:style-name="T3">{</text:span></text:span></text:p>
      <text:p text:style-name="P8"><text:span text:style-name="Source_20_Text"><text:span text:style-name="T4"><text:s text:c="12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2">false</text:span></text:span><text:span text:style-name="Source_20_Text"><text:span text:style-name="T3">;</text:span></text:span></text:p>
      <text:p text:style-name="P7"><text:span text:style-name="Source_20_Text"><text:span text:style-name="T4"><text:s text:c="8"/></text:span></text:span><text:span text:style-name="Source_20_Text"><text:span text:style-name="T3">}</text:span></text:span></text:p>
      <text:p text:style-name="P7"><text:span text:style-name="Source_20_Text"><text:span text:style-name="T4"><text:s text:c="4"/></text:span></text:span><text:span text:style-name="Source_20_Text"><text:span text:style-name="T3">}</text:span></text:span></text:p>
      <text:p text:style-name="P9"><text:span text:style-name="Source_20_Text"><text:span text:style-name="T3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6-30T14:20:57.322045800</dc:date>
    <meta:editing-duration>PT4H26M23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53" meta:word-count="258" meta:character-count="1644" meta:non-whitespace-character-count="1270"/>
  </office:meta>
</office:document-meta>
</file>